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c1b" officeooo:paragraph-rsid="00148c1b"/>
    </style:style>
    <style:style style:name="P2" style:family="paragraph" style:parent-style-name="Standard" style:list-style-name="L1">
      <style:text-properties officeooo:rsid="00148c1b" officeooo:paragraph-rsid="00148c1b"/>
    </style:style>
    <style:style style:name="P3" style:family="paragraph" style:parent-style-name="Standard" style:list-style-name="L1">
      <style:text-properties officeooo:rsid="00148c1b" officeooo:paragraph-rsid="00150d7c"/>
    </style:style>
    <style:style style:name="P4" style:family="paragraph" style:parent-style-name="Standard" style:list-style-name="L1">
      <style:text-properties officeooo:paragraph-rsid="00148c1b"/>
    </style:style>
    <style:style style:name="P5" style:family="paragraph" style:parent-style-name="Standard" style:list-style-name="L1">
      <style:text-properties officeooo:paragraph-rsid="00150d7c"/>
    </style:style>
    <style:style style:name="P6" style:family="paragraph" style:parent-style-name="Standard" style:list-style-name="L1">
      <style:text-properties officeooo:rsid="00150d7c" officeooo:paragraph-rsid="00150d7c"/>
    </style:style>
    <style:style style:name="P7" style:family="paragraph" style:parent-style-name="Standard">
      <style:text-properties officeooo:paragraph-rsid="00150d7c"/>
    </style:style>
    <style:style style:name="T1" style:family="text">
      <style:text-properties officeooo:rsid="00148c1b"/>
    </style:style>
    <style:style style:name="T2" style:family="text">
      <style:text-properties officeooo:rsid="00150d7c"/>
    </style:style>
    <style:style style:name="T3" style:family="text">
      <style:text-properties fo:font-variant="normal" fo:text-transform="none" fo:color="#000000" style:font-name="Helvetica Neue" fo:font-size="9pt" fo:letter-spacing="normal" fo:font-style="normal" fo:font-weight="bold"/>
    </style:style>
    <style:style style:name="T4" style:family="text">
      <style:text-properties fo:font-variant="normal" fo:text-transform="none" fo:color="#000000" style:font-name="Helvetica Neue" fo:font-size="9pt" fo:letter-spacing="normal" fo:font-style="normal" fo:font-weight="bold" officeooo:rsid="00150d7c"/>
    </style:style>
    <style:style style:name="T5" style:family="text">
      <style:text-properties fo:font-variant="normal" fo:text-transform="none" fo:color="#46535e" style:font-name="Open Sans" fo:font-size="9.75pt" fo:letter-spacing="normal" fo:font-style="normal" fo:font-weight="normal" officeooo:rsid="00150d7c"/>
    </style:style>
    <style:style style:name="T6" style:family="text">
      <style:text-properties fo:font-variant="normal" fo:text-transform="none" fo:color="#46535e" style:font-name="Open Sans" fo:font-size="17.75pt" fo:letter-spacing="normal" fo:font-style="normal" fo:font-weight="bold" officeooo:rsid="00150d7c" style:font-weight-asian="bold" style:font-weight-complex="bold"/>
    </style:style>
    <style:style style:name="T7" style:family="text">
      <style:text-properties fo:font-variant="normal" fo:text-transform="none" fo:color="#46535e" style:font-name="Open Sans" fo:font-size="17.75pt" fo:letter-spacing="normal" fo:font-style="normal" fo:font-weight="bold" officeooo:rsid="0016dabe" style:font-weight-asian="bold" style:font-weight-complex="bold"/>
    </style:style>
    <style:style style:name="T8" style:family="text">
      <style:text-properties fo:font-variant="normal" fo:text-transform="none" fo:color="#46535e" style:font-name="Open Sans" fo:font-size="17.75pt" fo:letter-spacing="normal" fo:font-style="normal" fo:font-weight="bold" officeooo:rsid="0018166c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8c1b" style:font-weight-asian="bold" style:font-weight-complex="bold"/>
    </style:style>
    <style:style style:name="T11" style:family="text">
      <style:text-properties fo:font-weight="bold" officeooo:rsid="00150d7c" style:font-weight-asian="bold" style:font-weight-complex="bold"/>
    </style:style>
    <style:style style:name="T12" style:family="text">
      <style:text-properties fo:font-size="11.75pt" fo:font-weight="bold" style:font-weight-asian="bold" style:font-weight-complex="bold"/>
    </style:style>
    <style:style style:name="T13" style:family="text">
      <style:text-properties fo:font-size="13.75pt" fo:font-weight="bold" style:font-weight-asian="bold" style:font-weight-complex="bold"/>
    </style:style>
    <style:style style:name="T14" style:family="text">
      <style:text-properties fo:font-size="15.75pt" fo:font-weight="bold" style:font-weight-asian="bold" style:font-weight-complex="bold"/>
    </style:style>
    <style:style style:name="T15" style:family="text">
      <style:text-properties fo:font-size="17.75pt" fo:font-weight="bold" style:font-weight-asian="bold" style:font-weight-complex="bold"/>
    </style:style>
    <style:style style:name="T16" style:family="text">
      <style:text-properties fo:font-size="14pt" fo:font-weight="bold" officeooo:rsid="00150d7c" style:font-weight-asian="bold" style:font-weight-complex="bold"/>
    </style:style>
    <style:style style:name="T17" style:family="text">
      <style:text-properties fo:font-size="16pt" fo:font-weight="bold" officeooo:rsid="00150d7c" style:font-weight-asian="bold" style:font-weight-complex="bold"/>
    </style:style>
    <style:style style:name="T18" style:family="text">
      <style:text-properties officeooo:rsid="0016da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<text:tab/></text:span><text:span text:style-name="T6">Approach and </text:span><text:span text:style-name="T7">Feature </text:span><text:span text:style-name="T8">Engineering </text:span><text:span text:style-name="T7"><text:s/></text:span><text:span text:style-name="T6"><text:s/></text:span></text:p>
      <text:list xml:id="list334649429" text:style-name="L1">
        <text:list-item>
          <text:p text:style-name="P2">I use Deep learning with <text:span text:style-name="T9">tensorflow</text:span> version <text:span text:style-name="T9">2</text:span>.<text:span text:style-name="T9">0</text:span> </text:p>
        </text:list-item>
        <text:list-item>
          <text:p text:style-name="P2">First I open train and test cvs </text:p>
        </text:list-item>
        <text:list-item>
          <text:p text:style-name="P2">change all integer type into float 16 using <text:span text:style-name="T9">numpy</text:span> </text:p>
        </text:list-item>
        <text:list-item>
          <text:p text:style-name="P4"><text:span text:style-name="T1">slices data into train_data and label</text:span></text:p>
        </text:list-item>
        <text:list-item>
          <text:p text:style-name="P4"><text:span text:style-name="T1">then normalize all value of train_data </text:span></text:p>
        </text:list-item>
        <text:list-item>
          <text:p text:style-name="P4"><text:span text:style-name="T1">encode label into integer using </text:span><text:span text:style-name="T10">sklearn</text:span><text:span text:style-name="T1"> Labelencoder Library</text:span></text:p>
        </text:list-item>
        <text:list-item>
          <text:p text:style-name="P2">now split data into trainx,testx,trainy,testy <text:span text:style-name="T2">with split size 25 percent test and 75 percent train </text:span></text:p>
        </text:list-item>
        <text:list-item>
          <text:p text:style-name="P2">now I bulid the model using keras </text:p>
        </text:list-item>
        <text:list-item>
          <text:p text:style-name="P2">now compile the model using loss='sparse_categorical_crossentropy',optimizer=Adam(lr=1e-4),metrics=['accuracy']</text:p>
        </text:list-item>
        <text:list-item>
          <text:p text:style-name="P2">now fit the model use epochs=20,batch_size=1</text:p>
        </text:list-item>
        <text:list-item>
          <text:p text:style-name="P6">save the model </text:p>
        </text:list-item>
        <text:list-item>
          <text:p text:style-name="P6">load model </text:p>
        </text:list-item>
        <text:list-item>
          <text:p text:style-name="P3">I open <text:s/>test.cvs </text:p>
        </text:list-item>
        <text:list-item>
          <text:p text:style-name="P3">change all integer type into float 16 using numpy </text:p>
        </text:list-item>
        <text:list-item>
          <text:p text:style-name="P5"><text:span text:style-name="T1">slices data into test_data </text:span></text:p>
        </text:list-item>
        <text:list-item>
          <text:p text:style-name="P5"><text:span text:style-name="T1">then normalize all value of test_data</text:span></text:p>
        </text:list-item>
        <text:list-item>
          <text:p text:style-name="P5"><text:span text:style-name="T2">Predict the model </text:span></text:p>
        </text:list-item>
        <text:list-item>
          <text:p text:style-name="P5"><text:span text:style-name="T2">Decode all label using sklearn</text:span></text:p>
        </text:list-item>
        <text:list-item>
          <text:p text:style-name="P5"><text:span text:style-name="T2">save </text:span><text:span text:style-name="T3">Accident_ID </text:span><text:span text:style-name="T4">and Severity</text:span><text:span text:style-name="T2"> into result.csv</text:span></text:p>
          <text:p text:style-name="P5"/>
          <text:p text:style-name="P5"/>
          <text:p text:style-name="P5"><text:span text:style-name="T17">Tools</text:span></text:p>
        </text:list-item>
        <text:list-item>
          <text:p text:style-name="P5"><text:span text:style-name="T17">Jupyter Notebook </text:span><text:span text:style-name="T2"><text:s text:c="3"/>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8T18:39:18.512426751</meta:creation-date>
    <dc:date>2020-02-08T19:17:14.930421345</dc:date>
    <meta:editing-duration>PT27M24S</meta:editing-duration>
    <meta:editing-cycles>5</meta:editing-cycles>
    <meta:generator>LibreOffice/6.3.4.2$Linux_X86_64 LibreOffice_project/30$Build-2</meta:generator>
    <meta:document-statistic meta:table-count="0" meta:image-count="0" meta:object-count="0" meta:page-count="1" meta:paragraph-count="24" meta:word-count="149" meta:character-count="888" meta:non-whitespace-character-count="763"/>
  </office:meta>
</office:document-meta>
</file>